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b2b" officeooo:paragraph-rsid="001d8b2b"/>
    </style:style>
    <style:style style:name="P2" style:family="paragraph" style:parent-style-name="Standard">
      <style:text-properties fo:font-size="13pt" officeooo:rsid="001d8b2b" officeooo:paragraph-rsid="001d8b2b" style:font-size-asian="13pt" style:font-size-complex="13pt"/>
    </style:style>
    <style:style style:name="P3" style:family="paragraph" style:parent-style-name="Standard">
      <style:text-properties fo:font-size="14pt" officeooo:rsid="001d8b2b" officeooo:paragraph-rsid="001d8b2b" style:font-size-asian="14pt" style:font-size-complex="14pt"/>
    </style:style>
    <style:style style:name="P4" style:family="paragraph" style:parent-style-name="Standard">
      <style:text-properties fo:font-size="15pt" officeooo:rsid="001d8b2b" officeooo:paragraph-rsid="001d8b2b" style:font-size-asian="15pt" style:font-size-complex="15pt"/>
    </style:style>
    <style:style style:name="P5" style:family="paragraph" style:parent-style-name="Standard">
      <style:text-properties fo:font-size="16pt" officeooo:rsid="001d8b2b" officeooo:paragraph-rsid="001d8b2b" style:font-size-asian="16pt" style:font-size-complex="16pt"/>
    </style:style>
    <style:style style:name="P6" style:family="paragraph" style:parent-style-name="Standard">
      <style:text-properties fo:font-size="18pt" officeooo:rsid="001d8b2b" officeooo:paragraph-rsid="001d8b2b" style:font-size-asian="18pt" style:font-size-complex="18pt"/>
    </style:style>
    <style:style style:name="P7" style:family="paragraph" style:parent-style-name="Standard">
      <style:text-properties fo:font-size="20pt" officeooo:rsid="001d8b2b" officeooo:paragraph-rsid="001d8b2b" style:font-size-asian="20pt" style:font-size-complex="20pt"/>
    </style:style>
    <style:style style:name="P8" style:family="paragraph" style:parent-style-name="Standard">
      <style:text-properties fo:font-size="22pt" officeooo:rsid="001d8b2b" officeooo:paragraph-rsid="001d8b2b" style:font-size-asian="22pt" style:font-size-complex="22pt"/>
    </style:style>
    <style:style style:name="P9" style:family="paragraph" style:parent-style-name="Standard">
      <style:text-properties fo:font-size="24pt" officeooo:rsid="001d8b2b" officeooo:paragraph-rsid="001d8b2b" style:font-size-asian="24pt" style:font-size-complex="24pt"/>
    </style:style>
    <style:style style:name="P10" style:family="paragraph" style:parent-style-name="Standard">
      <style:text-properties fo:font-size="26pt" officeooo:rsid="001d8b2b" officeooo:paragraph-rsid="001d8b2b" style:font-size-asian="26pt" style:font-size-complex="26pt"/>
    </style:style>
    <style:style style:name="P11" style:family="paragraph" style:parent-style-name="Standard">
      <style:text-properties fo:font-size="28pt" officeooo:rsid="001d8b2b" officeooo:paragraph-rsid="001d8b2b" style:font-size-asian="28pt" style:font-size-complex="28pt"/>
    </style:style>
    <style:style style:name="P12" style:family="paragraph" style:parent-style-name="Standard">
      <style:text-properties fo:font-size="32pt" officeooo:rsid="001d8b2b" officeooo:paragraph-rsid="001d8b2b" style:font-size-asian="32pt" style:font-size-complex="32pt"/>
    </style:style>
    <style:style style:name="P13" style:family="paragraph" style:parent-style-name="Standard">
      <style:text-properties fo:font-size="36pt" officeooo:rsid="001d8b2b" officeooo:paragraph-rsid="001d8b2b" style:font-size-asian="36pt" style:font-size-complex="36pt"/>
    </style:style>
    <style:style style:name="P14" style:family="paragraph" style:parent-style-name="Standard">
      <style:text-properties fo:font-size="40pt" officeooo:rsid="001d8b2b" officeooo:paragraph-rsid="001d8b2b" style:font-size-asian="40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chika Tokish</text:p>
      <text:p text:style-name="P2">Ruchika Tokish</text:p>
      <text:p text:style-name="P3">Ruchika Tokish</text:p>
      <text:p text:style-name="P4">Ruchika Tokish</text:p>
      <text:p text:style-name="P5">Ruchika Tokish</text:p>
      <text:p text:style-name="P6">Ruchika Tokish</text:p>
      <text:p text:style-name="P7">Ruchika Tokish</text:p>
      <text:p text:style-name="P8">Ruchika Tokish</text:p>
      <text:p text:style-name="P9">Ruchika Tokish</text:p>
      <text:p text:style-name="P10">Ruchika Tokish</text:p>
      <text:p text:style-name="P11">Ruchika Tokish</text:p>
      <text:p text:style-name="P12">Ruchika Tokish</text:p>
      <text:p text:style-name="P13">Ruchika Tokish</text:p>
      <text:p text:style-name="P14">Ruchika Toki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00:23:52.773231359</meta:creation-date>
    <dc:date>2017-12-25T00:27:14.388448230</dc:date>
    <meta:editing-duration>PT3M22S</meta:editing-duration>
    <meta:editing-cycles>1</meta:editing-cycles>
    <meta:document-statistic meta:table-count="0" meta:image-count="0" meta:object-count="0" meta:page-count="1" meta:paragraph-count="14" meta:word-count="28" meta:character-count="196" meta:non-whitespace-character-count="182"/>
    <meta:generator>LibreOffice/5.1.6.2$Linux_X86_64 LibreOffice_project/10m0$Build-2</meta:generator>
  </office:meta>
</office:document-meta>
</file>